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6cm" fo:min-width="3.803cm"/>
    </style:style>
    <style:style style:name="gr2" style:family="graphic" style:parent-style-name="standard">
      <style:graphic-properties draw:textarea-horizontal-align="justify" draw:textarea-vertical-align="middle" draw:auto-grow-height="false" fo:min-height="5.211cm" fo:min-width="1.927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5.301cm" fo:min-width="1.9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83cm" fo:min-width="3.962cm"/>
    </style:style>
    <style:style style:name="gr6" style:family="graphic" style:parent-style-name="standard">
      <style:graphic-properties draw:textarea-horizontal-align="justify" draw:textarea-vertical-align="middle" draw:auto-grow-height="false" fo:min-height="3.797cm" fo:min-width="6.176cm"/>
    </style:style>
    <style:style style:name="gr7" style:family="graphic" style:parent-style-name="standard">
      <style:graphic-properties draw:textarea-horizontal-align="justify" draw:textarea-vertical-align="middle" draw:auto-grow-height="false" fo:min-height="1.963cm" fo:min-width="4.342cm"/>
    </style:style>
    <style:style style:name="gr8" style:family="graphic" style:parent-style-name="standard">
      <style:graphic-properties draw:textarea-horizontal-align="justify" draw:textarea-vertical-align="middle" draw:auto-grow-height="false" fo:min-height="3.303cm" fo:min-width="7.244cm"/>
    </style:style>
    <style:style style:name="gr9" style:family="graphic" style:parent-style-name="standard">
      <style:graphic-properties draw:textarea-horizontal-align="justify" draw:textarea-vertical-align="middle" draw:auto-grow-height="false" fo:min-height="4.449cm" fo:min-width="5.85cm"/>
    </style:style>
    <style:style style:name="gr10" style:family="graphic" style:parent-style-name="standard">
      <style:graphic-properties draw:textarea-horizontal-align="justify" draw:textarea-vertical-align="middle" draw:auto-grow-height="false" fo:min-height="1.699cm" fo:min-width="4.878cm"/>
    </style:style>
    <style:style style:name="gr11" style:family="graphic" style:parent-style-name="standard">
      <style:graphic-properties draw:textarea-horizontal-align="justify" draw:textarea-vertical-align="middle" draw:auto-grow-height="false" fo:min-height="1.699cm" fo:min-width="7.037cm"/>
    </style:style>
    <style:style style:name="gr12" style:family="graphic" style:parent-style-name="standard">
      <style:graphic-properties draw:textarea-horizontal-align="justify" draw:textarea-vertical-align="middle" draw:auto-grow-height="false" fo:min-height="3.247cm" fo:min-width="5.98cm"/>
    </style:style>
    <style:style style:name="gr13" style:family="graphic" style:parent-style-name="standard">
      <style:graphic-properties draw:textarea-horizontal-align="justify" draw:textarea-vertical-align="middle" draw:auto-grow-height="false" fo:min-height="3.533cm" fo:min-width="4.426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3.303cm" fo:min-width="4.577cm"/>
    </style:style>
    <style:style style:name="gr15" style:family="graphic" style:parent-style-name="standard">
      <style:graphic-properties draw:textarea-horizontal-align="justify" draw:textarea-vertical-align="middle" draw:auto-grow-height="false" fo:min-height="0.932cm" fo:min-width="4.834cm"/>
    </style:style>
    <style:style style:name="gr16" style:family="graphic" style:parent-style-name="standard">
      <style:graphic-properties draw:textarea-horizontal-align="justify" draw:textarea-vertical-align="middle" draw:auto-grow-height="false" fo:min-height="3.761cm" fo:min-width="5.57cm"/>
    </style:style>
    <style:style style:name="gr17" style:family="graphic" style:parent-style-name="standard">
      <style:graphic-properties draw:textarea-horizontal-align="justify" draw:textarea-vertical-align="middle" draw:auto-grow-height="false" fo:min-height="2.48cm" fo:min-width="4.4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4.767cm" svg:height="7.874cm" svg:x="5.758cm" svg:y="0.365cm">
          <text:p text:style-name="P1"><text:span text:style-name="T1"/></text:p>
          <text:p text:style-name="P1"><text:span text:style-name="T1">NEW PAGE</text:span></text:p>
          <text:p text:style-name="P1"><text:span text:style-name="T1">(Login Page)</text:span></text:p>
          <text:p text:style-name="P1"><text:span text:style-name="T1"/></text:p>
          <text:p text:style-name="P1"><text:span text:style-name="T1">User Tries to login</text:span></text:p>
          <text:p text:style-name="P1"><text:span text:style-name="T1"/></text:p>
          <text:p text:style-name="P1"><text:span text:style-name="T1">FORM1</text:span></text:p>
          <text:p text:style-name="P2"><text:span text:style-name="T1">Email:</text:span></text:p>
          <text:p text:style-name="P2"><text:span text:style-name="T1">Password:</text:span></text:p>
          <text:p text:style-name="P2"><text:span text:style-name="T1"/></text:p>
          <text:p text:style-name="P1"><text:span text:style-name="T1">FORM2 (OTP)</text:span></text:p>
          <text:p text:style-name="P1"><text:span text:style-name="T1">Email: </text:span></text:p>
          <text:p text:style-name="P2"><text:span text:style-name="T1"/></text:p>
          <text:p text:style-name="P1"><text:span text:style-name="T1">FORM1 ACTION</text:span></text:p>
          <text:p text:style-name="P1"><text:span text:style-name="T1">Login</text:span></text:p>
          <text:p text:style-name="P1"><text:span text:style-name="T1"/></text:p>
          <text:p text:style-name="P1"><text:span text:style-name="T1">FORM2 ACTION</text:span></text:p>
          <text:p text:style-name="P1"><text:span text:style-name="T1">Send O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689cm" svg:height="5.723cm" svg:x="1.977cm" svg:y="13.789cm">
          <text:p text:style-name="P1"><text:span text:style-name="T1">IF</text:span><text:span text:style-name="T1"><text:line-break/></text:span><text:span text:style-name="T1">Wrong Password</text:span></text:p>
          <text:p text:style-name="P1"><text:span text:style-name="T1"/></text:p>
          <text:p text:style-name="P1"><text:span text:style-name="T1">SHOW</text:span></text:p>
          <text:p text:style-name="P1"><text:span text:style-name="T1">Msg: Wrong password</text:span></text:p>
          <text:p text:style-name="P1"><text:span text:style-name="T1"/></text:p>
          <text:p text:style-name="P1"><text:span text:style-name="T1">ACTION</text:span></text:p>
          <text:p text:style-name="P1"><text:span text:style-name="T1">Forgot 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2.69cm" svg:height="5.813cm" svg:x="10.535cm" svg:y="13.789cm">
          <text:p text:style-name="P4"><text:span text:style-name="T1">IF</text:span></text:p>
          <text:p text:style-name="P4"><text:span text:style-name="T1">Email not </text:span></text:p>
          <text:p text:style-name="P1"><text:span text:style-name="T1">Registered</text:span></text:p>
          <text:p text:style-name="P1"><text:span text:style-name="T1"/></text:p>
          <text:p text:style-name="P1"><text:span text:style-name="T1">SHOW</text:span></text:p>
          <text:p text:style-name="P1"><text:span text:style-name="T1">Msg: Email not registered</text:span></text:p>
          <text:p text:style-name="P1"><text:span text:style-name="T1"/></text:p>
          <text:p text:style-name="P1"><text:span text:style-name="T1">A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7.966cm" svg:y1="10.144cm" svg:x2="3.321cm" svg:y2="13.789cm" draw:start-shape="id1" draw:start-glue-point="2" draw:end-shape="id2" draw:end-glue-point="0" svg:d="M7966 10144v1822h-4645v1823" svg:viewBox="0 0 4646 3646">
          <text:p/>
        </draw:connector>
        <draw:connector draw:style-name="gr4" draw:text-style-name="P6" draw:layer="layout" svg:x1="7.966cm" svg:y1="10.144cm" svg:x2="11.88cm" svg:y2="13.789cm" draw:start-shape="id1" draw:start-glue-point="2" draw:end-shape="id3" svg:d="M7966 10144v1822h3914v1823" svg:viewBox="0 0 3915 3646">
          <text:p/>
        </draw:connector>
        <draw:custom-shape draw:style-name="gr5" draw:text-style-name="P3" xml:id="id1" draw:id="id1" draw:layer="layout" svg:width="4.572cm" svg:height="1.143cm" svg:x="5.68cm" svg:y="9.001cm">
          <text:p text:style-name="P1"><text:span text:style-name="T1">FORM1 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6" draw:text-style-name="P3" xml:id="id4" draw:id="id4" draw:layer="layout" svg:width="7.112cm" svg:height="4.483cm" svg:x="4.937cm" svg:y="0.327cm">
          <text:p text:style-name="P1"><text:span text:style-name="T1">New Page</text:span></text:p>
          <text:p text:style-name="P1"><text:span text:style-name="T1">(Create New User and pass Form)</text:span></text:p>
          <text:p text:style-name="P1"><text:span text:style-name="T1"/></text:p>
          <text:p text:style-name="P2"><text:span text:style-name="T1">Email:</text:span></text:p>
          <text:p text:style-name="P2"><text:span text:style-name="T1">Password1</text:span></text:p>
          <text:p text:style-name="P2"><text:span text:style-name="T1">Reenter Password</text:span></text:p>
          <text:p text:style-name="P2"><text:span text:style-name="T1"/></text:p>
          <text:p text:style-name="P1"><text:span text:style-name="T1">A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" draw:id="id5" draw:layer="layout" svg:width="5.08cm" svg:height="2.451cm" svg:x="1cm" svg:y="6.931cm">
          <text:p text:style-name="P1"><text:span text:style-name="T1">If</text:span></text:p>
          <text:p text:style-name="P1"><text:span text:style-name="T1">Email already registered</text:span></text:p>
          <text:p text:style-name="P1"><text:span text:style-name="T1"/></text:p>
          <text:p text:style-name="P1"><text:span text:style-name="T1">ACTION</text:span></text:p>
          <text:p text:style-name="P1"><text:span text:style-name="T1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298cm" svg:x1="8.493cm" svg:y1="4.81cm" svg:x2="3.54cm" svg:y2="6.931cm" draw:start-shape="id4" draw:start-glue-point="2" draw:end-shape="id5" draw:end-glue-point="0" svg:d="M8493 4810v762h-4953v1359" svg:viewBox="0 0 4954 2122">
          <text:p/>
        </draw:connector>
        <draw:custom-shape draw:style-name="gr8" draw:text-style-name="P3" xml:id="id6" draw:id="id6" draw:layer="layout" svg:width="8.128cm" svg:height="3.937cm" svg:x="6.461cm" svg:y="5.699cm">
          <text:p text:style-name="P1"><text:span text:style-name="T1">If Email not registered. </text:span></text:p>
          <text:p text:style-name="P1"><text:span text:style-name="T1">Reasons:</text:span></text:p>
          <text:p text:style-name="P1"><text:span text:style-name="T1">Case1: First time some one is registering and never did login via otp</text:span></text:p>
          <text:p text:style-name="P1"><text:span text:style-name="T1">Case 2: <text:s/>User is not active because he logged in via OTP only </text:span></text:p>
          <text:p text:style-name="P1"><text:span text:style-name="T2">Case 3: </text:span><text:span text:style-name="T1">User is not active because while creating new user forgot to verify emai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8.493cm" svg:y1="4.81cm" svg:x2="10.525cm" svg:y2="5.699cm" draw:start-shape="id4" draw:start-glue-point="2" draw:end-shape="id6" draw:end-glue-point="0" svg:d="M8493 4810v444h2032v445" svg:viewBox="0 0 2033 890">
          <text:p/>
        </draw:connector>
        <draw:connector draw:style-name="gr4" draw:text-style-name="P6" draw:layer="layout" svg:x1="10.525cm" svg:y1="9.636cm" svg:x2="7.985cm" svg:y2="10.652cm" draw:start-shape="id6" draw:start-glue-point="2" draw:end-shape="id7" draw:end-glue-point="0" svg:d="M10525 9636v508h-2540v508" svg:viewBox="0 0 2541 1017">
          <text:p/>
        </draw:connector>
        <draw:custom-shape draw:style-name="gr9" draw:text-style-name="P3" xml:id="id7" draw:id="id7" draw:layer="layout" svg:width="6.858cm" svg:height="5.207cm" svg:x="4.556cm" svg:y="10.652cm">
          <text:p text:style-name="P1"><text:span text:style-name="T1">NEW PAGE</text:span></text:p>
          <text:p text:style-name="P1"><text:span text:style-name="T1">Msg: OTP has been sent to </text:span><text:span text:style-name="T1">your email. </text:span></text:p>
          <text:p text:style-name="P1"><text:span text:style-name="T1">(Enter OTP to verify email)</text:span></text:p>
          <text:p text:style-name="P1"><text:span text:style-name="T1"/></text:p>
          <text:p text:style-name="P1"><text:span text:style-name="T1">FORM</text:span></text:p>
          <text:p text:style-name="P1"><text:span text:style-name="T1">Otp:</text:span></text:p>
          <text:p text:style-name="P1"><text:span text:style-name="T1"/></text:p>
          <text:p text:style-name="P1"><text:span text:style-name="T1">ACTION</text:span></text:p>
          <text:p text:style-name="P1"><text:span text:style-name="T1">Verify 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5.588cm" svg:height="2.159cm" svg:x="1cm" svg:y="17.74cm">
          <text:p text:style-name="P1"><text:span text:style-name="T1">If OTP expired or not </text:span><text:span text:style-name="T1">correct or not recieved</text:span></text:p>
          <text:p text:style-name="P1"><text:span text:style-name="T1"/></text:p>
          <text:p text:style-name="P1"><text:span text:style-name="T1">ACTION</text:span></text:p>
          <text:p text:style-name="P1"><text:span text:style-name="T1">Resend OTP ag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7.985cm" svg:y1="15.859cm" svg:x2="3.794cm" svg:y2="17.74cm" draw:start-shape="id7" draw:start-glue-point="2" draw:end-shape="id8" draw:end-glue-point="0" svg:d="M7985 15859v940h-4191v941" svg:viewBox="0 0 4192 1882">
          <text:p/>
        </draw:connector>
        <draw:connector draw:style-name="gr4" draw:text-style-name="P6" draw:layer="layout" svg:x1="6.588cm" svg:y1="18.819cm" svg:x2="7.985cm" svg:y2="15.859cm" draw:start-shape="id8" draw:start-glue-point="1" draw:end-shape="id7" draw:end-glue-point="2" svg:d="M6588 18819h1397v-2960" svg:viewBox="0 0 1398 2961">
          <text:p/>
        </draw:connector>
      </draw:page>
      <draw:page draw:name="page3" draw:style-name="dp1" draw:master-page-name="Default">
        <draw:custom-shape draw:style-name="gr11" draw:text-style-name="P3" xml:id="id9" draw:id="id9" draw:layer="layout" svg:width="7.747cm" svg:height="2.159cm" svg:x="3.883cm" svg:y="1.038cm">
          <text:p text:style-name="P1"><text:span text:style-name="T1">Login Page</text:span></text:p>
          <text:p text:style-name="P1"><text:span text:style-name="T1"/></text:p>
          <text:p text:style-name="P1"><text:span text:style-name="T1">FORM2 ACTION</text:span></text:p>
          <text:p text:style-name="P1"><text:span text:style-name="T1">Email O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0" draw:id="id10" draw:layer="layout" svg:width="6.858cm" svg:height="3.875cm" svg:x="4.302cm" svg:y="6.142cm">
          <text:p text:style-name="P1"><text:span text:style-name="T1">NEW PAGE</text:span></text:p>
          <text:p text:style-name="P1"><text:span text:style-name="T1">(Enter OTP for login)</text:span></text:p>
          <text:p text:style-name="P1"><text:span text:style-name="T1"/></text:p>
          <text:p text:style-name="P1"><text:span text:style-name="T1">FORM</text:span></text:p>
          <text:p text:style-name="P1"><text:span text:style-name="T1">Otp:</text:span></text:p>
          <text:p text:style-name="P1"><text:span text:style-name="T1"/></text:p>
          <text:p text:style-name="P1"><text:span text:style-name="T1">ACTION</text:span></text:p>
          <text:p text:style-name="P1"><text:span text:style-name="T1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1" draw:id="id11" draw:layer="layout" svg:width="5.588cm" svg:height="2.159cm" svg:x="0.746cm" svg:y="13.23cm">
          <text:p text:style-name="P1"><text:span text:style-name="T1">If OTP expired or not correct or not recieved</text:span></text:p>
          <text:p text:style-name="P1"><text:span text:style-name="T1"/></text:p>
          <text:p text:style-name="P1"><text:span text:style-name="T1">ACTION</text:span></text:p>
          <text:p text:style-name="P1"><text:span text:style-name="T1">Resend OTP ag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7.756cm" svg:y1="3.197cm" svg:x2="7.731cm" svg:y2="6.142cm" draw:start-shape="id9" draw:start-glue-point="2" draw:end-shape="id10" draw:end-glue-point="0" svg:d="M7756 3197v1472h-25v1473" svg:viewBox="0 0 26 2946">
          <text:p/>
        </draw:connector>
        <draw:connector draw:style-name="gr4" draw:text-style-name="P6" draw:layer="layout" svg:x1="7.731cm" svg:y1="10.017cm" svg:x2="3.54cm" svg:y2="13.23cm" draw:start-shape="id10" draw:start-glue-point="2" draw:end-shape="id11" draw:end-glue-point="0" svg:d="M7731 10017v1606h-4191v1607" svg:viewBox="0 0 4192 3214">
          <text:p/>
        </draw:connector>
        <draw:connector draw:style-name="gr4" draw:text-style-name="P6" draw:layer="layout" svg:x1="6.334cm" svg:y1="14.309cm" svg:x2="7.731cm" svg:y2="10.017cm" draw:start-shape="id11" draw:start-glue-point="1" draw:end-shape="id10" draw:end-glue-point="2" svg:d="M6334 14309h1397v-4292" svg:viewBox="0 0 1398 4293">
          <text:p/>
        </draw:connector>
      </draw:page>
      <draw:page draw:name="page4" draw:style-name="dp1" draw:master-page-name="Default">
        <draw:custom-shape draw:style-name="gr13" draw:text-style-name="P3" xml:id="id12" draw:id="id12" draw:layer="layout" svg:width="5.334cm" svg:height="4.191cm" svg:x="5.445cm" svg:y="0.619cm">
          <text:p text:style-name="P1"><text:span text:style-name="T1">NEW PAGE</text:span></text:p>
          <text:p text:style-name="P1"><text:span text:style-name="T1">(Email password reset link)</text:span></text:p>
          <text:p text:style-name="P1"><text:span text:style-name="T1"/></text:p>
          <text:p text:style-name="P1"><text:span text:style-name="T1">FORM</text:span></text:p>
          <text:p text:style-name="P2"><text:span text:style-name="T1">Email:</text:span></text:p>
          <text:p text:style-name="P2"><text:span text:style-name="T1"/></text:p>
          <text:p text:style-name="P1"><text:span text:style-name="T1">ACTION</text:span></text:p>
          <text:p text:style-name="P1"><text:span text:style-name="T1">Email password reset 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8.112cm" svg:y1="4.81cm" svg:x2="2.841cm" svg:y2="6.461cm" draw:start-shape="id12" draw:start-glue-point="2" draw:end-shape="id13" draw:end-glue-point="0" svg:d="M8112 4810v825h-5271v826" svg:viewBox="0 0 5272 1652">
          <text:p/>
        </draw:connector>
        <draw:custom-shape draw:style-name="gr14" draw:text-style-name="P5" xml:id="id13" draw:id="id13" draw:layer="layout" svg:width="5.461cm" svg:height="3.937cm" svg:x="0.111cm" svg:y="6.461cm">
          <text:p text:style-name="P4"><text:span text:style-name="T1">IF</text:span></text:p>
          <text:p text:style-name="P4"><text:span text:style-name="T1">Email not Registered</text:span></text:p>
          <text:p text:style-name="P1"><text:span text:style-name="T1"/></text:p>
          <text:p text:style-name="P1"><text:span text:style-name="T1">SHOW</text:span></text:p>
          <text:p text:style-name="P1"><text:span text:style-name="T1">Msg: Email not registered</text:span></text:p>
          <text:p text:style-name="P1"><text:span text:style-name="T1"/></text:p>
          <text:p text:style-name="P1"><text:span text:style-name="T1">A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4" draw:id="id14" draw:layer="layout" svg:width="5.46cm" svg:height="1.308cm" svg:x="8.112cm" svg:y="6.169cm">
          <text:p text:style-name="P1"><text:span text:style-name="T1">If Email is registered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8.112cm" svg:y1="4.81cm" svg:x2="10.842cm" svg:y2="6.169cm" draw:start-shape="id12" draw:start-glue-point="2" draw:end-shape="id14" draw:end-glue-point="0" svg:d="M8112 4810v680h2730v679" svg:viewBox="0 0 2731 1360">
          <text:p/>
        </draw:connector>
        <draw:connector draw:style-name="gr4" draw:text-style-name="P6" draw:layer="layout" svg:x1="10.842cm" svg:y1="7.477cm" svg:x2="9.318cm" svg:y2="11.287cm" draw:start-shape="id14" draw:start-glue-point="2" svg:d="M10842 7477v2156h-1524v1654" svg:viewBox="0 0 1525 3811">
          <text:p/>
        </draw:connector>
        <draw:custom-shape draw:style-name="gr16" draw:text-style-name="P3" xml:id="id15" draw:id="id15" draw:layer="layout" svg:width="6.504cm" svg:height="4.445cm" svg:x="4.148cm" svg:y="11.287cm">
          <text:p text:style-name="P1"><text:span text:style-name="T1">NEW PAGE</text:span></text:p>
          <text:p text:style-name="P1"><text:span text:style-name="T1">(Password rest page)</text:span></text:p>
          <text:p text:style-name="P1"><text:span text:style-name="T1"/></text:p>
          <text:p text:style-name="P1"><text:span text:style-name="T1">FORM</text:span></text:p>
          <text:p text:style-name="P1"><text:span text:style-name="T1">New password:</text:span></text:p>
          <text:p text:style-name="P1"><text:span text:style-name="T1">Rettype New Password:</text:span></text:p>
          <text:p text:style-name="P1"><text:span text:style-name="T1">OTP: </text:span></text:p>
          <text:p text:style-name="P1"><text:span text:style-name="T1"/></text:p>
          <text:p text:style-name="P1"><text:span text:style-name="T1">ACTION</text:span></text:p>
          <text:p text:style-name="P1"><text:span text:style-name="T1">Reset 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7.4cm" svg:y1="15.732cm" svg:x2="11.432cm" svg:y2="17.28cm" draw:start-shape="id15" draw:start-glue-point="2" draw:end-shape="id16" draw:end-glue-point="0" svg:d="M7400 15732v774h4032v774" svg:viewBox="0 0 4033 1549">
          <text:p/>
        </draw:connector>
        <draw:custom-shape draw:style-name="gr17" draw:text-style-name="P3" xml:id="id16" draw:id="id16" draw:layer="layout" svg:width="5.25cm" svg:height="3.024cm" svg:x="8.807cm" svg:y="17.28cm">
          <text:p text:style-name="P1"><text:span text:style-name="T1">NEW PAGE</text:span></text:p>
          <text:p text:style-name="P1"><text:span text:style-name="T1">(password reset successful)</text:span></text:p>
          <text:p text:style-name="P1"><text:span text:style-name="T1"/></text:p>
          <text:p text:style-name="P1"><text:span text:style-name="T1">Txt Msg: Password reset success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7" draw:id="id17" draw:layer="layout" svg:width="5.588cm" svg:height="2.159cm" svg:x="0.247cm" svg:y="18.004cm">
          <text:p text:style-name="P1"><text:span text:style-name="T1">If OTP expired or not correct or not recieved</text:span></text:p>
          <text:p text:style-name="P1"><text:span text:style-name="T1"/></text:p>
          <text:p text:style-name="P1"><text:span text:style-name="T1">ACTION</text:span></text:p>
          <text:p text:style-name="P1"><text:span text:style-name="T1">Resend OTP ag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247cm" svg:x1="7.4cm" svg:y1="15.732cm" svg:x2="3.041cm" svg:y2="18.004cm" draw:start-shape="id15" draw:start-glue-point="2" draw:end-shape="id17" draw:end-glue-point="0" svg:d="M7400 15732v889h-4359v1383" svg:viewBox="0 0 4360 2273">
          <text:p/>
        </draw:connector>
        <draw:connector draw:style-name="gr4" draw:text-style-name="P6" draw:layer="layout" svg:x1="5.835cm" svg:y1="19.083cm" svg:x2="7.4cm" svg:y2="15.732cm" draw:start-shape="id17" draw:start-glue-point="1" draw:end-shape="id15" draw:end-glue-point="2" svg:d="M5835 19083h1565v-3351" svg:viewBox="0 0 1566 33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59:05.705734867</meta:creation-date>
    <dc:date>2019-07-11T06:30:23.985867789</dc:date>
    <meta:editing-duration>PT2H26M12S</meta:editing-duration>
    <meta:editing-cycles>25</meta:editing-cycles>
    <meta:generator>LibreOffice/6.1.5.2$Linux_X86_64 LibreOffice_project/10$Build-2</meta:generator>
    <meta:document-statistic meta:object-count="34"/>
  </office:meta>
</office:document-meta>
</file>